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5pt"/>
    </style:style>
    <style:style style:name="co2" style:family="table-column">
      <style:table-column-properties fo:break-before="auto" style:column-width="362.41pt"/>
    </style:style>
    <style:style style:name="co3" style:family="table-column">
      <style:table-column-properties fo:break-before="auto" style:column-width="217.1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05.0x Joinup Policy Dom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olicy domain level 1</text:p>
          </table:table-cell>
          <table:table-cell/>
          <table:table-cell office:value-type="string" calcext:value-type="string">
            <text:p>Policy domain level 2</text:p>
          </table:table-cell>
          <table:table-cell/>
        </table:table-row>
        <table:table-row table:style-name="ro1">
          <table:table-cell office:value-type="string" calcext:value-type="string">
            <text:p>Defence</text:p>
          </table:table-cell>
          <table:table-cell table:formula="of:=CONCATENATE(&quot;http://joinup.eu/ontology/policy-domain/category#&quot;; SUBSTITUTE(LOWER([.A2]); &quot; &quot;; &quot;-&quot;))" office:value-type="string" office:string-value="http://joinup.eu/ontology/policy-domain/category#defence" calcext:value-type="string">
            <text:p>http://joinup.eu/ontology/policy-domain/category#defence</text:p>
          </table:table-cell>
          <table:table-cell office:value-type="string" calcext:value-type="string">
            <text:p>Defence</text:p>
          </table:table-cell>
          <table:table-cell table:formula="of:=CONCATENATE(&quot;http://joinup.eu/ontology/policy-domain#&quot;; SUBSTITUTE(LOWER([.C2]); &quot; &quot;; &quot;-&quot;))" office:value-type="string" office:string-value="http://joinup.eu/ontology/policy-domain#defence" calcext:value-type="string">
            <text:p>http://joinup.eu/ontology/policy-domain#defence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table:formula="of:=CONCATENATE(&quot;http://joinup.eu/ontology/policy-domain/category#&quot;; SUBSTITUTE(LOWER([.A3]); &quot; &quot;; &quot;-&quot;))" office:value-type="string" office:string-value="http://joinup.eu/ontology/policy-domain/category#law" calcext:value-type="string">
            <text:p>http://joinup.eu/ontology/policy-domain/category#law</text:p>
          </table:table-cell>
          <table:table-cell office:value-type="string" calcext:value-type="string">
            <text:p>Law</text:p>
          </table:table-cell>
          <table:table-cell table:formula="of:=CONCATENATE(&quot;http://joinup.eu/ontology/policy-domain#&quot;; SUBSTITUTE(LOWER([.C3]); &quot; &quot;; &quot;-&quot;))" office:value-type="string" office:string-value="http://joinup.eu/ontology/policy-domain#law" calcext:value-type="string">
            <text:p>http://joinup.eu/ontology/policy-domain#law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table:formula="of:=CONCATENATE(&quot;http://joinup.eu/ontology/policy-domain/category#&quot;; SUBSTITUTE(LOWER([.A4]); &quot; &quot;; &quot;-&quot;))" office:value-type="string" office:string-value="http://joinup.eu/ontology/policy-domain/category#law" calcext:value-type="string">
            <text:p>http://joinup.eu/ontology/policy-domain/category#law</text:p>
          </table:table-cell>
          <table:table-cell office:value-type="string" calcext:value-type="string">
            <text:p>eJustice</text:p>
          </table:table-cell>
          <table:table-cell table:formula="of:=CONCATENATE(&quot;http://joinup.eu/ontology/policy-domain#&quot;; SUBSTITUTE(LOWER([.C4]); &quot; &quot;; &quot;-&quot;))" office:value-type="string" office:string-value="http://joinup.eu/ontology/policy-domain#ejustice" calcext:value-type="string">
            <text:p>http://joinup.eu/ontology/policy-domain#ejustice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table:formula="of:=CONCATENATE(&quot;http://joinup.eu/ontology/policy-domain/category#&quot;; SUBSTITUTE(LOWER([.A5]); &quot; &quot;; &quot;-&quot;))" office:value-type="string" office:string-value="http://joinup.eu/ontology/policy-domain/category#law" calcext:value-type="string">
            <text:p>http://joinup.eu/ontology/policy-domain/category#law</text:p>
          </table:table-cell>
          <table:table-cell office:value-type="string" calcext:value-type="string">
            <text:p>European Policies</text:p>
          </table:table-cell>
          <table:table-cell table:formula="of:=CONCATENATE(&quot;http://joinup.eu/ontology/policy-domain#&quot;; SUBSTITUTE(LOWER([.C5]); &quot; &quot;; &quot;-&quot;))" office:value-type="string" office:string-value="http://joinup.eu/ontology/policy-domain#european-policies" calcext:value-type="string">
            <text:p>http://joinup.eu/ontology/policy-domain#european-policies</text:p>
          </table:table-cell>
        </table:table-row>
        <table:table-row table:style-name="ro1">
          <table:table-cell office:value-type="string" calcext:value-type="string">
            <text:p>Economics</text:p>
          </table:table-cell>
          <table:table-cell table:formula="of:=CONCATENATE(&quot;http://joinup.eu/ontology/policy-domain/category#&quot;; SUBSTITUTE(LOWER([.A6]); &quot; &quot;; &quot;-&quot;))" office:value-type="string" office:string-value="http://joinup.eu/ontology/policy-domain/category#economics" calcext:value-type="string">
            <text:p>http://joinup.eu/ontology/policy-domain/category#economics</text:p>
          </table:table-cell>
          <table:table-cell office:value-type="string" calcext:value-type="string">
            <text:p>EU finance</text:p>
          </table:table-cell>
          <table:table-cell table:formula="of:=CONCATENATE(&quot;http://joinup.eu/ontology/policy-domain#&quot;; SUBSTITUTE(LOWER([.C6]); &quot; &quot;; &quot;-&quot;))" office:value-type="string" office:string-value="http://joinup.eu/ontology/policy-domain#eu-finance" calcext:value-type="string">
            <text:p>http://joinup.eu/ontology/policy-domain#eu-finance</text:p>
          </table:table-cell>
        </table:table-row>
        <table:table-row table:style-name="ro1">
          <table:table-cell office:value-type="string" calcext:value-type="string">
            <text:p>Economics</text:p>
          </table:table-cell>
          <table:table-cell table:formula="of:=CONCATENATE(&quot;http://joinup.eu/ontology/policy-domain/category#&quot;; SUBSTITUTE(LOWER([.A7]); &quot; &quot;; &quot;-&quot;))" office:value-type="string" office:string-value="http://joinup.eu/ontology/policy-domain/category#economics" calcext:value-type="string">
            <text:p>http://joinup.eu/ontology/policy-domain/category#economics</text:p>
          </table:table-cell>
          <table:table-cell office:value-type="string" calcext:value-type="string">
            <text:p>Economic analysis</text:p>
          </table:table-cell>
          <table:table-cell table:formula="of:=CONCATENATE(&quot;http://joinup.eu/ontology/policy-domain#&quot;; SUBSTITUTE(LOWER([.C7]); &quot; &quot;; &quot;-&quot;))" office:value-type="string" office:string-value="http://joinup.eu/ontology/policy-domain#economic-analysis" calcext:value-type="string">
            <text:p>http://joinup.eu/ontology/policy-domain#economic-analysis</text:p>
          </table:table-cell>
        </table:table-row>
        <table:table-row table:style-name="ro1">
          <table:table-cell office:value-type="string" calcext:value-type="string">
            <text:p>Economics</text:p>
          </table:table-cell>
          <table:table-cell table:formula="of:=CONCATENATE(&quot;http://joinup.eu/ontology/policy-domain/category#&quot;; SUBSTITUTE(LOWER([.A8]); &quot; &quot;; &quot;-&quot;))" office:value-type="string" office:string-value="http://joinup.eu/ontology/policy-domain/category#economics" calcext:value-type="string">
            <text:p>http://joinup.eu/ontology/policy-domain/category#economics</text:p>
          </table:table-cell>
          <table:table-cell office:value-type="string" calcext:value-type="string">
            <text:p>Financing and investment</text:p>
          </table:table-cell>
          <table:table-cell table:formula="of:=CONCATENATE(&quot;http://joinup.eu/ontology/policy-domain#&quot;; SUBSTITUTE(LOWER([.C8]); &quot; &quot;; &quot;-&quot;))" office:value-type="string" office:string-value="http://joinup.eu/ontology/policy-domain#financing-and-investment" calcext:value-type="string">
            <text:p>http://joinup.eu/ontology/policy-domain#financing-and-investment</text:p>
          </table:table-cell>
        </table:table-row>
        <table:table-row table:style-name="ro1">
          <table:table-cell office:value-type="string" calcext:value-type="string">
            <text:p>Economics</text:p>
          </table:table-cell>
          <table:table-cell table:formula="of:=CONCATENATE(&quot;http://joinup.eu/ontology/policy-domain/category#&quot;; SUBSTITUTE(LOWER([.A9]); &quot; &quot;; &quot;-&quot;))" office:value-type="string" office:string-value="http://joinup.eu/ontology/policy-domain/category#economics" calcext:value-type="string">
            <text:p>http://joinup.eu/ontology/policy-domain/category#economics</text:p>
          </table:table-cell>
          <table:table-cell office:value-type="string" calcext:value-type="string">
            <text:p>Trade</text:p>
          </table:table-cell>
          <table:table-cell table:formula="of:=CONCATENATE(&quot;http://joinup.eu/ontology/policy-domain#&quot;; SUBSTITUTE(LOWER([.C9]); &quot; &quot;; &quot;-&quot;))" office:value-type="string" office:string-value="http://joinup.eu/ontology/policy-domain#trade" calcext:value-type="string">
            <text:p>http://joinup.eu/ontology/policy-domain#trade</text:p>
          </table:table-cell>
        </table:table-row>
        <table:table-row table:style-name="ro1">
          <table:table-cell office:value-type="string" calcext:value-type="string">
            <text:p>Economics</text:p>
          </table:table-cell>
          <table:table-cell table:formula="of:=CONCATENATE(&quot;http://joinup.eu/ontology/policy-domain/category#&quot;; SUBSTITUTE(LOWER([.A10]); &quot; &quot;; &quot;-&quot;))" office:value-type="string" office:string-value="http://joinup.eu/ontology/policy-domain/category#economics" calcext:value-type="string">
            <text:p>http://joinup.eu/ontology/policy-domain/category#economics</text:p>
          </table:table-cell>
          <table:table-cell office:value-type="string" calcext:value-type="string">
            <text:p>Taxation</text:p>
          </table:table-cell>
          <table:table-cell table:formula="of:=CONCATENATE(&quot;http://joinup.eu/ontology/policy-domain#&quot;; SUBSTITUTE(LOWER([.C10]); &quot; &quot;; &quot;-&quot;))" office:value-type="string" office:string-value="http://joinup.eu/ontology/policy-domain#taxation" calcext:value-type="string">
            <text:p>http://joinup.eu/ontology/policy-domain#taxation</text:p>
          </table:table-cell>
        </table:table-row>
        <table:table-row table:style-name="ro1">
          <table:table-cell office:value-type="string" calcext:value-type="string">
            <text:p>Social</text:p>
          </table:table-cell>
          <table:table-cell table:formula="of:=CONCATENATE(&quot;http://joinup.eu/ontology/policy-domain/category#&quot;; SUBSTITUTE(LOWER([.A11]); &quot; &quot;; &quot;-&quot;))" office:value-type="string" office:string-value="http://joinup.eu/ontology/policy-domain/category#social" calcext:value-type="string">
            <text:p>http://joinup.eu/ontology/policy-domain/category#social</text:p>
          </table:table-cell>
          <table:table-cell office:value-type="string" calcext:value-type="string">
            <text:p>Social</text:p>
          </table:table-cell>
          <table:table-cell table:formula="of:=CONCATENATE(&quot;http://joinup.eu/ontology/policy-domain#&quot;; SUBSTITUTE(LOWER([.C11]); &quot; &quot;; &quot;-&quot;))" office:value-type="string" office:string-value="http://joinup.eu/ontology/policy-domain#social" calcext:value-type="string">
            <text:p>http://joinup.eu/ontology/policy-domain#social</text:p>
          </table:table-cell>
        </table:table-row>
        <table:table-row table:style-name="ro1">
          <table:table-cell office:value-type="string" calcext:value-type="string">
            <text:p>Social</text:p>
          </table:table-cell>
          <table:table-cell table:formula="of:=CONCATENATE(&quot;http://joinup.eu/ontology/policy-domain/category#&quot;; SUBSTITUTE(LOWER([.A12]); &quot; &quot;; &quot;-&quot;))" office:value-type="string" office:string-value="http://joinup.eu/ontology/policy-domain/category#social" calcext:value-type="string">
            <text:p>http://joinup.eu/ontology/policy-domain/category#social</text:p>
          </table:table-cell>
          <table:table-cell office:value-type="string" calcext:value-type="string">
            <text:p>Demography and population</text:p>
          </table:table-cell>
          <table:table-cell table:formula="of:=CONCATENATE(&quot;http://joinup.eu/ontology/policy-domain#&quot;; SUBSTITUTE(LOWER([.C12]); &quot; &quot;; &quot;-&quot;))" office:value-type="string" office:string-value="http://joinup.eu/ontology/policy-domain#demography-and-population" calcext:value-type="string">
            <text:p>http://joinup.eu/ontology/policy-domain#demography-and-population</text:p>
          </table:table-cell>
        </table:table-row>
        <table:table-row table:style-name="ro1">
          <table:table-cell office:value-type="string" calcext:value-type="string">
            <text:p>Social</text:p>
          </table:table-cell>
          <table:table-cell table:formula="of:=CONCATENATE(&quot;http://joinup.eu/ontology/policy-domain/category#&quot;; SUBSTITUTE(LOWER([.A13]); &quot; &quot;; &quot;-&quot;))" office:value-type="string" office:string-value="http://joinup.eu/ontology/policy-domain/category#social" calcext:value-type="string">
            <text:p>http://joinup.eu/ontology/policy-domain/category#social</text:p>
          </table:table-cell>
          <table:table-cell office:value-type="string" calcext:value-type="string">
            <text:p>eInclusion</text:p>
          </table:table-cell>
          <table:table-cell table:formula="of:=CONCATENATE(&quot;http://joinup.eu/ontology/policy-domain#&quot;; SUBSTITUTE(LOWER([.C13]); &quot; &quot;; &quot;-&quot;))" office:value-type="string" office:string-value="http://joinup.eu/ontology/policy-domain#einclusion" calcext:value-type="string">
            <text:p>http://joinup.eu/ontology/policy-domain#einclusion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table:formula="of:=CONCATENATE(&quot;http://joinup.eu/ontology/policy-domain/category#&quot;; SUBSTITUTE(LOWER([.A14]); &quot; &quot;; &quot;-&quot;))" office:value-type="string" office:string-value="http://joinup.eu/ontology/policy-domain/category#education" calcext:value-type="string">
            <text:p>http://joinup.eu/ontology/policy-domain/category#education</text:p>
          </table:table-cell>
          <table:table-cell office:value-type="string" calcext:value-type="string">
            <text:p>Education</text:p>
          </table:table-cell>
          <table:table-cell table:formula="of:=CONCATENATE(&quot;http://joinup.eu/ontology/policy-domain#&quot;; SUBSTITUTE(LOWER([.C14]); &quot; &quot;; &quot;-&quot;))" office:value-type="string" office:string-value="http://joinup.eu/ontology/policy-domain#education" calcext:value-type="string">
            <text:p>http://joinup.eu/ontology/policy-domain#education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table:formula="of:=CONCATENATE(&quot;http://joinup.eu/ontology/policy-domain/category#&quot;; SUBSTITUTE(LOWER([.A15]); &quot; &quot;; &quot;-&quot;))" office:value-type="string" office:string-value="http://joinup.eu/ontology/policy-domain/category#education" calcext:value-type="string">
            <text:p>http://joinup.eu/ontology/policy-domain/category#education</text:p>
          </table:table-cell>
          <table:table-cell office:value-type="string" calcext:value-type="string">
            <text:p>Culture</text:p>
          </table:table-cell>
          <table:table-cell table:formula="of:=CONCATENATE(&quot;http://joinup.eu/ontology/policy-domain#&quot;; SUBSTITUTE(LOWER([.C15]); &quot; &quot;; &quot;-&quot;))" office:value-type="string" office:string-value="http://joinup.eu/ontology/policy-domain#culture" calcext:value-type="string">
            <text:p>http://joinup.eu/ontology/policy-domain#culture</text:p>
          </table:table-cell>
        </table:table-row>
        <table:table-row table:style-name="ro1">
          <table:table-cell office:value-type="string" calcext:value-type="string">
            <text:p>Information</text:p>
          </table:table-cell>
          <table:table-cell table:formula="of:=CONCATENATE(&quot;http://joinup.eu/ontology/policy-domain/category#&quot;; SUBSTITUTE(LOWER([.A16]); &quot; &quot;; &quot;-&quot;))" office:value-type="string" office:string-value="http://joinup.eu/ontology/policy-domain/category#information" calcext:value-type="string">
            <text:p>http://joinup.eu/ontology/policy-domain/category#information</text:p>
          </table:table-cell>
          <table:table-cell office:value-type="string" calcext:value-type="string">
            <text:p>Information</text:p>
          </table:table-cell>
          <table:table-cell table:formula="of:=CONCATENATE(&quot;http://joinup.eu/ontology/policy-domain#&quot;; SUBSTITUTE(LOWER([.C16]); &quot; &quot;; &quot;-&quot;))" office:value-type="string" office:string-value="http://joinup.eu/ontology/policy-domain#information" calcext:value-type="string">
            <text:p>http://joinup.eu/ontology/policy-domain#information</text:p>
          </table:table-cell>
        </table:table-row>
        <table:table-row table:style-name="ro1">
          <table:table-cell office:value-type="string" calcext:value-type="string">
            <text:p>Information</text:p>
          </table:table-cell>
          <table:table-cell table:formula="of:=CONCATENATE(&quot;http://joinup.eu/ontology/policy-domain/category#&quot;; SUBSTITUTE(LOWER([.A17]); &quot; &quot;; &quot;-&quot;))" office:value-type="string" office:string-value="http://joinup.eu/ontology/policy-domain/category#information" calcext:value-type="string">
            <text:p>http://joinup.eu/ontology/policy-domain/category#information</text:p>
          </table:table-cell>
          <table:table-cell office:value-type="string" calcext:value-type="string">
            <text:p>Statistics</text:p>
          </table:table-cell>
          <table:table-cell table:formula="of:=CONCATENATE(&quot;http://joinup.eu/ontology/policy-domain#&quot;; SUBSTITUTE(LOWER([.C17]); &quot; &quot;; &quot;-&quot;))" office:value-type="string" office:string-value="http://joinup.eu/ontology/policy-domain#statistics" calcext:value-type="string">
            <text:p>http://joinup.eu/ontology/policy-domain#statistics</text:p>
          </table:table-cell>
        </table:table-row>
        <table:table-row table:style-name="ro1">
          <table:table-cell office:value-type="string" calcext:value-type="string">
            <text:p>Information</text:p>
          </table:table-cell>
          <table:table-cell table:formula="of:=CONCATENATE(&quot;http://joinup.eu/ontology/policy-domain/category#&quot;; SUBSTITUTE(LOWER([.A18]); &quot; &quot;; &quot;-&quot;))" office:value-type="string" office:string-value="http://joinup.eu/ontology/policy-domain/category#information" calcext:value-type="string">
            <text:p>http://joinup.eu/ontology/policy-domain/category#information</text:p>
          </table:table-cell>
          <table:table-cell office:value-type="string" calcext:value-type="string">
            <text:p>Data gathering and processing</text:p>
          </table:table-cell>
          <table:table-cell table:formula="of:=CONCATENATE(&quot;http://joinup.eu/ontology/policy-domain#&quot;; SUBSTITUTE(LOWER([.C18]); &quot; &quot;; &quot;-&quot;))" office:value-type="string" office:string-value="http://joinup.eu/ontology/policy-domain#data-gathering-and-processing" calcext:value-type="string">
            <text:p>http://joinup.eu/ontology/policy-domain#data-gathering-and-processing</text:p>
          </table:table-cell>
        </table:table-row>
        <table:table-row table:style-name="ro1">
          <table:table-cell office:value-type="string" calcext:value-type="string">
            <text:p>Business and competition</text:p>
          </table:table-cell>
          <table:table-cell table:formula="of:=CONCATENATE(&quot;http://joinup.eu/ontology/policy-domain/category#&quot;; SUBSTITUTE(LOWER([.A19]); &quot; &quot;; &quot;-&quot;))" office:value-type="string" office:string-value="http://joinup.eu/ontology/policy-domain/category#business-and-competition" calcext:value-type="string">
            <text:p>http://joinup.eu/ontology/policy-domain/category#business-and-competition</text:p>
          </table:table-cell>
          <table:table-cell office:value-type="string" calcext:value-type="string">
            <text:p>Business and competition</text:p>
          </table:table-cell>
          <table:table-cell table:formula="of:=CONCATENATE(&quot;http://joinup.eu/ontology/policy-domain#&quot;; SUBSTITUTE(LOWER([.C19]); &quot; &quot;; &quot;-&quot;))" office:value-type="string" office:string-value="http://joinup.eu/ontology/policy-domain#business-and-competition" calcext:value-type="string">
            <text:p>http://joinup.eu/ontology/policy-domain#business-and-competition</text:p>
          </table:table-cell>
        </table:table-row>
        <table:table-row table:style-name="ro1">
          <table:table-cell office:value-type="string" calcext:value-type="string">
            <text:p>Science and technology</text:p>
          </table:table-cell>
          <table:table-cell table:formula="of:=CONCATENATE(&quot;http://joinup.eu/ontology/policy-domain/category#&quot;; SUBSTITUTE(LOWER([.A20]); &quot; &quot;; &quot;-&quot;))" office:value-type="string" office:string-value="http://joinup.eu/ontology/policy-domain/category#science-and-technology" calcext:value-type="string">
            <text:p>http://joinup.eu/ontology/policy-domain/category#science-and-technology</text:p>
          </table:table-cell>
          <table:table-cell office:value-type="string" calcext:value-type="string">
            <text:p>Science and technology</text:p>
          </table:table-cell>
          <table:table-cell table:formula="of:=CONCATENATE(&quot;http://joinup.eu/ontology/policy-domain#&quot;; SUBSTITUTE(LOWER([.C20]); &quot; &quot;; &quot;-&quot;))" office:value-type="string" office:string-value="http://joinup.eu/ontology/policy-domain#science-and-technology" calcext:value-type="string">
            <text:p>http://joinup.eu/ontology/policy-domain#science-and-technology</text:p>
          </table:table-cell>
        </table:table-row>
        <table:table-row table:style-name="ro1">
          <table:table-cell office:value-type="string" calcext:value-type="string">
            <text:p>Human resources</text:p>
          </table:table-cell>
          <table:table-cell table:formula="of:=CONCATENATE(&quot;http://joinup.eu/ontology/policy-domain/category#&quot;; SUBSTITUTE(LOWER([.A21]); &quot; &quot;; &quot;-&quot;))" office:value-type="string" office:string-value="http://joinup.eu/ontology/policy-domain/category#human-resources" calcext:value-type="string">
            <text:p>http://joinup.eu/ontology/policy-domain/category#human-resources</text:p>
          </table:table-cell>
          <table:table-cell office:value-type="string" calcext:value-type="string">
            <text:p>Human resources</text:p>
          </table:table-cell>
          <table:table-cell table:formula="of:=CONCATENATE(&quot;http://joinup.eu/ontology/policy-domain#&quot;; SUBSTITUTE(LOWER([.C21]); &quot; &quot;; &quot;-&quot;))" office:value-type="string" office:string-value="http://joinup.eu/ontology/policy-domain#human-resources" calcext:value-type="string">
            <text:p>http://joinup.eu/ontology/policy-domain#human-resources</text:p>
          </table:table-cell>
        </table:table-row>
        <table:table-row table:style-name="ro1">
          <table:table-cell office:value-type="string" calcext:value-type="string">
            <text:p>Human resources</text:p>
          </table:table-cell>
          <table:table-cell table:formula="of:=CONCATENATE(&quot;http://joinup.eu/ontology/policy-domain/category#&quot;; SUBSTITUTE(LOWER([.A22]); &quot; &quot;; &quot;-&quot;))" office:value-type="string" office:string-value="http://joinup.eu/ontology/policy-domain/category#human-resources" calcext:value-type="string">
            <text:p>http://joinup.eu/ontology/policy-domain/category#human-resources</text:p>
          </table:table-cell>
          <table:table-cell office:value-type="string" calcext:value-type="string">
            <text:p>Employment</text:p>
          </table:table-cell>
          <table:table-cell table:formula="of:=CONCATENATE(&quot;http://joinup.eu/ontology/policy-domain#&quot;; SUBSTITUTE(LOWER([.C22]); &quot; &quot;; &quot;-&quot;))" office:value-type="string" office:string-value="http://joinup.eu/ontology/policy-domain#employment" calcext:value-type="string">
            <text:p>http://joinup.eu/ontology/policy-domain#employment</text:p>
          </table:table-cell>
        </table:table-row>
        <table:table-row table:style-name="ro1">
          <table:table-cell office:value-type="string" calcext:value-type="string">
            <text:p>Human resources</text:p>
          </table:table-cell>
          <table:table-cell table:formula="of:=CONCATENATE(&quot;http://joinup.eu/ontology/policy-domain/category#&quot;; SUBSTITUTE(LOWER([.A23]); &quot; &quot;; &quot;-&quot;))" office:value-type="string" office:string-value="http://joinup.eu/ontology/policy-domain/category#human-resources" calcext:value-type="string">
            <text:p>http://joinup.eu/ontology/policy-domain/category#human-resources</text:p>
          </table:table-cell>
          <table:table-cell office:value-type="string" calcext:value-type="string">
            <text:p>Personnel management and staff remuneration</text:p>
          </table:table-cell>
          <table:table-cell table:formula="of:=CONCATENATE(&quot;http://joinup.eu/ontology/policy-domain#&quot;; SUBSTITUTE(LOWER([.C23]); &quot; &quot;; &quot;-&quot;))" office:value-type="string" office:string-value="http://joinup.eu/ontology/policy-domain#personnel-management-and-staff-remuneration" calcext:value-type="string">
            <text:p>http://joinup.eu/ontology/policy-domain#personnel-management-and-staff-remuneration</text:p>
          </table:table-cell>
        </table:table-row>
        <table:table-row table:style-name="ro1">
          <table:table-cell office:value-type="string" calcext:value-type="string">
            <text:p>Human resources</text:p>
          </table:table-cell>
          <table:table-cell table:formula="of:=CONCATENATE(&quot;http://joinup.eu/ontology/policy-domain/category#&quot;; SUBSTITUTE(LOWER([.A24]); &quot; &quot;; &quot;-&quot;))" office:value-type="string" office:string-value="http://joinup.eu/ontology/policy-domain/category#human-resources" calcext:value-type="string">
            <text:p>http://joinup.eu/ontology/policy-domain/category#human-resources</text:p>
          </table:table-cell>
          <table:table-cell office:value-type="string" calcext:value-type="string">
            <text:p>Transport</text:p>
          </table:table-cell>
          <table:table-cell table:formula="of:=CONCATENATE(&quot;http://joinup.eu/ontology/policy-domain#&quot;; SUBSTITUTE(LOWER([.C24]); &quot; &quot;; &quot;-&quot;))" office:value-type="string" office:string-value="http://joinup.eu/ontology/policy-domain#transport" calcext:value-type="string">
            <text:p>http://joinup.eu/ontology/policy-domain#transport</text:p>
          </table:table-cell>
        </table:table-row>
        <table:table-row table:style-name="ro1">
          <table:table-cell office:value-type="string" calcext:value-type="string">
            <text:p>Transport</text:p>
          </table:table-cell>
          <table:table-cell table:formula="of:=CONCATENATE(&quot;http://joinup.eu/ontology/policy-domain/category#&quot;; SUBSTITUTE(LOWER([.A25]); &quot; &quot;; &quot;-&quot;))" office:value-type="string" office:string-value="http://joinup.eu/ontology/policy-domain/category#transport" calcext:value-type="string">
            <text:p>http://joinup.eu/ontology/policy-domain/category#transport</text:p>
          </table:table-cell>
          <table:table-cell office:value-type="string" calcext:value-type="string">
            <text:p>Land transport</text:p>
          </table:table-cell>
          <table:table-cell table:formula="of:=CONCATENATE(&quot;http://joinup.eu/ontology/policy-domain#&quot;; SUBSTITUTE(LOWER([.C25]); &quot; &quot;; &quot;-&quot;))" office:value-type="string" office:string-value="http://joinup.eu/ontology/policy-domain#land-transport" calcext:value-type="string">
            <text:p>http://joinup.eu/ontology/policy-domain#land-transport</text:p>
          </table:table-cell>
        </table:table-row>
        <table:table-row table:style-name="ro1">
          <table:table-cell office:value-type="string" calcext:value-type="string">
            <text:p>Transport</text:p>
          </table:table-cell>
          <table:table-cell table:formula="of:=CONCATENATE(&quot;http://joinup.eu/ontology/policy-domain/category#&quot;; SUBSTITUTE(LOWER([.A26]); &quot; &quot;; &quot;-&quot;))" office:value-type="string" office:string-value="http://joinup.eu/ontology/policy-domain/category#transport" calcext:value-type="string">
            <text:p>http://joinup.eu/ontology/policy-domain/category#transport</text:p>
          </table:table-cell>
          <table:table-cell office:value-type="string" calcext:value-type="string">
            <text:p>Maritime and inland waterway transport</text:p>
          </table:table-cell>
          <table:table-cell table:formula="of:=CONCATENATE(&quot;http://joinup.eu/ontology/policy-domain#&quot;; SUBSTITUTE(LOWER([.C26]); &quot; &quot;; &quot;-&quot;))" office:value-type="string" office:string-value="http://joinup.eu/ontology/policy-domain#maritime-and-inland-waterway-transport" calcext:value-type="string">
            <text:p>http://joinup.eu/ontology/policy-domain#maritime-and-inland-waterway-transport</text:p>
          </table:table-cell>
        </table:table-row>
        <table:table-row table:style-name="ro1">
          <table:table-cell office:value-type="string" calcext:value-type="string">
            <text:p>Transport</text:p>
          </table:table-cell>
          <table:table-cell table:formula="of:=CONCATENATE(&quot;http://joinup.eu/ontology/policy-domain/category#&quot;; SUBSTITUTE(LOWER([.A27]); &quot; &quot;; &quot;-&quot;))" office:value-type="string" office:string-value="http://joinup.eu/ontology/policy-domain/category#transport" calcext:value-type="string">
            <text:p>http://joinup.eu/ontology/policy-domain/category#transport</text:p>
          </table:table-cell>
          <table:table-cell office:value-type="string" calcext:value-type="string">
            <text:p>Air and space transport</text:p>
          </table:table-cell>
          <table:table-cell table:formula="of:=CONCATENATE(&quot;http://joinup.eu/ontology/policy-domain#&quot;; SUBSTITUTE(LOWER([.C27]); &quot; &quot;; &quot;-&quot;))" office:value-type="string" office:string-value="http://joinup.eu/ontology/policy-domain#air-and-space-transport" calcext:value-type="string">
            <text:p>http://joinup.eu/ontology/policy-domain#air-and-space-transport</text:p>
          </table:table-cell>
        </table:table-row>
        <table:table-row table:style-name="ro1">
          <table:table-cell office:value-type="string" calcext:value-type="string">
            <text:p>Environment</text:p>
          </table:table-cell>
          <table:table-cell table:formula="of:=CONCATENATE(&quot;http://joinup.eu/ontology/policy-domain/category#&quot;; SUBSTITUTE(LOWER([.A28]); &quot; &quot;; &quot;-&quot;))" office:value-type="string" office:string-value="http://joinup.eu/ontology/policy-domain/category#environment" calcext:value-type="string">
            <text:p>http://joinup.eu/ontology/policy-domain/category#environment</text:p>
          </table:table-cell>
          <table:table-cell office:value-type="string" calcext:value-type="string">
            <text:p>Environment</text:p>
          </table:table-cell>
          <table:table-cell table:formula="of:=CONCATENATE(&quot;http://joinup.eu/ontology/policy-domain#&quot;; SUBSTITUTE(LOWER([.C28]); &quot; &quot;; &quot;-&quot;))" office:value-type="string" office:string-value="http://joinup.eu/ontology/policy-domain#environment" calcext:value-type="string">
            <text:p>http://joinup.eu/ontology/policy-domain#environment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table:formula="of:=CONCATENATE(&quot;http://joinup.eu/ontology/policy-domain/category#&quot;; SUBSTITUTE(LOWER([.A29]); &quot; &quot;; &quot;-&quot;))" office:value-type="string" office:string-value="http://joinup.eu/ontology/policy-domain/category#energy" calcext:value-type="string">
            <text:p>http://joinup.eu/ontology/policy-domain/category#energy</text:p>
          </table:table-cell>
          <table:table-cell office:value-type="string" calcext:value-type="string">
            <text:p>Energy</text:p>
          </table:table-cell>
          <table:table-cell table:formula="of:=CONCATENATE(&quot;http://joinup.eu/ontology/policy-domain#&quot;; SUBSTITUTE(LOWER([.C29]); &quot; &quot;; &quot;-&quot;))" office:value-type="string" office:string-value="http://joinup.eu/ontology/policy-domain#energy" calcext:value-type="string">
            <text:p>http://joinup.eu/ontology/policy-domain#energy</text:p>
          </table:table-cell>
        </table:table-row>
        <table:table-row table:style-name="ro1">
          <table:table-cell office:value-type="string" calcext:value-type="string">
            <text:p>Industry and production</text:p>
          </table:table-cell>
          <table:table-cell table:formula="of:=CONCATENATE(&quot;http://joinup.eu/ontology/policy-domain/category#&quot;; SUBSTITUTE(LOWER([.A30]); &quot; &quot;; &quot;-&quot;))" office:value-type="string" office:string-value="http://joinup.eu/ontology/policy-domain/category#industry-and-production" calcext:value-type="string">
            <text:p>http://joinup.eu/ontology/policy-domain/category#industry-and-production</text:p>
          </table:table-cell>
          <table:table-cell office:value-type="string" calcext:value-type="string">
            <text:p>Industry and production</text:p>
          </table:table-cell>
          <table:table-cell table:formula="of:=CONCATENATE(&quot;http://joinup.eu/ontology/policy-domain#&quot;; SUBSTITUTE(LOWER([.C30]); &quot; &quot;; &quot;-&quot;))" office:value-type="string" office:string-value="http://joinup.eu/ontology/policy-domain#industry-and-production" calcext:value-type="string">
            <text:p>http://joinup.eu/ontology/policy-domain#industry-and-production</text:p>
          </table:table-cell>
        </table:table-row>
        <table:table-row table:style-name="ro1">
          <table:table-cell office:value-type="string" calcext:value-type="string">
            <text:p>Geography</text:p>
          </table:table-cell>
          <table:table-cell table:formula="of:=CONCATENATE(&quot;http://joinup.eu/ontology/policy-domain/category#&quot;; SUBSTITUTE(LOWER([.A31]); &quot; &quot;; &quot;-&quot;))" office:value-type="string" office:string-value="http://joinup.eu/ontology/policy-domain/category#geography" calcext:value-type="string">
            <text:p>http://joinup.eu/ontology/policy-domain/category#geography</text:p>
          </table:table-cell>
          <table:table-cell office:value-type="string" calcext:value-type="string">
            <text:p>Geography</text:p>
          </table:table-cell>
          <table:table-cell table:formula="of:=CONCATENATE(&quot;http://joinup.eu/ontology/policy-domain#&quot;; SUBSTITUTE(LOWER([.C31]); &quot; &quot;; &quot;-&quot;))" office:value-type="string" office:string-value="http://joinup.eu/ontology/policy-domain#geography" calcext:value-type="string">
            <text:p>http://joinup.eu/ontology/policy-domain#geography</text:p>
          </table:table-cell>
        </table:table-row>
        <table:table-row table:style-name="ro1">
          <table:table-cell office:value-type="string" calcext:value-type="string">
            <text:p>eHealth</text:p>
          </table:table-cell>
          <table:table-cell table:formula="of:=CONCATENATE(&quot;http://joinup.eu/ontology/policy-domain/category#&quot;; SUBSTITUTE(LOWER([.A32]); &quot; &quot;; &quot;-&quot;))" office:value-type="string" office:string-value="http://joinup.eu/ontology/policy-domain/category#ehealth" calcext:value-type="string">
            <text:p>http://joinup.eu/ontology/policy-domain/category#ehealth</text:p>
          </table:table-cell>
          <table:table-cell office:value-type="string" calcext:value-type="string">
            <text:p>eHealth</text:p>
          </table:table-cell>
          <table:table-cell table:formula="of:=CONCATENATE(&quot;http://joinup.eu/ontology/policy-domain#&quot;; SUBSTITUTE(LOWER([.C32]); &quot; &quot;; &quot;-&quot;))" office:value-type="string" office:string-value="http://joinup.eu/ontology/policy-domain#ehealth" calcext:value-type="string">
            <text:p>http://joinup.eu/ontology/policy-domain#ehealth</text:p>
          </table:table-cell>
        </table:table-row>
        <table:table-row table:style-name="ro1">
          <table:table-cell office:value-type="string" calcext:value-type="string">
            <text:p>eGovernment</text:p>
          </table:table-cell>
          <table:table-cell table:formula="of:=CONCATENATE(&quot;http://joinup.eu/ontology/policy-domain/category#&quot;; SUBSTITUTE(LOWER([.A33]); &quot; &quot;; &quot;-&quot;))" office:value-type="string" office:string-value="http://joinup.eu/ontology/policy-domain/category#egovernment" calcext:value-type="string">
            <text:p>http://joinup.eu/ontology/policy-domain/category#egovernment</text:p>
          </table:table-cell>
          <table:table-cell office:value-type="string" calcext:value-type="string">
            <text:p>eGovernment</text:p>
          </table:table-cell>
          <table:table-cell table:formula="of:=CONCATENATE(&quot;http://joinup.eu/ontology/policy-domain#&quot;; SUBSTITUTE(LOWER([.C33]); &quot; &quot;; &quot;-&quot;))" office:value-type="string" office:string-value="http://joinup.eu/ontology/policy-domain#egovernment" calcext:value-type="string">
            <text:p>http://joinup.eu/ontology/policy-domain#egovernment</text:p>
          </table:table-cell>
        </table:table-row>
        <table:table-row table:style-name="ro1">
          <table:table-cell office:value-type="string" calcext:value-type="string">
            <text:p>eGovernment</text:p>
          </table:table-cell>
          <table:table-cell table:formula="of:=CONCATENATE(&quot;http://joinup.eu/ontology/policy-domain/category#&quot;; SUBSTITUTE(LOWER([.A34]); &quot; &quot;; &quot;-&quot;))" office:value-type="string" office:string-value="http://joinup.eu/ontology/policy-domain/category#egovernment" calcext:value-type="string">
            <text:p>http://joinup.eu/ontology/policy-domain/category#egovernment</text:p>
          </table:table-cell>
          <table:table-cell office:value-type="string" calcext:value-type="string">
            <text:p>eIdentity and eSignature</text:p>
          </table:table-cell>
          <table:table-cell table:formula="of:=CONCATENATE(&quot;http://joinup.eu/ontology/policy-domain#&quot;; SUBSTITUTE(LOWER([.C34]); &quot; &quot;; &quot;-&quot;))" office:value-type="string" office:string-value="http://joinup.eu/ontology/policy-domain#eidentity-and-esignature" calcext:value-type="string">
            <text:p>http://joinup.eu/ontology/policy-domain#eidentity-and-esignature</text:p>
          </table:table-cell>
        </table:table-row>
        <table:table-row table:style-name="ro1">
          <table:table-cell office:value-type="string" calcext:value-type="string">
            <text:p>eGovernment</text:p>
          </table:table-cell>
          <table:table-cell table:formula="of:=CONCATENATE(&quot;http://joinup.eu/ontology/policy-domain/category#&quot;; SUBSTITUTE(LOWER([.A35]); &quot; &quot;; &quot;-&quot;))" office:value-type="string" office:string-value="http://joinup.eu/ontology/policy-domain/category#egovernment" calcext:value-type="string">
            <text:p>http://joinup.eu/ontology/policy-domain/category#egovernment</text:p>
          </table:table-cell>
          <table:table-cell office:value-type="string" calcext:value-type="string">
            <text:p>Open government</text:p>
          </table:table-cell>
          <table:table-cell table:formula="of:=CONCATENATE(&quot;http://joinup.eu/ontology/policy-domain#&quot;; SUBSTITUTE(LOWER([.C35]); &quot; &quot;; &quot;-&quot;))" office:value-type="string" office:string-value="http://joinup.eu/ontology/policy-domain#open-government" calcext:value-type="string">
            <text:p>http://joinup.eu/ontology/policy-domain#open-government</text:p>
          </table:table-cell>
        </table:table-row>
        <table:table-row table:style-name="ro1">
          <table:table-cell office:value-type="string" calcext:value-type="string">
            <text:p>eGovernment</text:p>
          </table:table-cell>
          <table:table-cell table:formula="of:=CONCATENATE(&quot;http://joinup.eu/ontology/policy-domain/category#&quot;; SUBSTITUTE(LOWER([.A36]); &quot; &quot;; &quot;-&quot;))" office:value-type="string" office:string-value="http://joinup.eu/ontology/policy-domain/category#egovernment" calcext:value-type="string">
            <text:p>http://joinup.eu/ontology/policy-domain/category#egovernment</text:p>
          </table:table-cell>
          <table:table-cell office:value-type="string" calcext:value-type="string">
            <text:p>eProcurement</text:p>
          </table:table-cell>
          <table:table-cell table:formula="of:=CONCATENATE(&quot;http://joinup.eu/ontology/policy-domain#&quot;; SUBSTITUTE(LOWER([.C36]); &quot; &quot;; &quot;-&quot;))" office:value-type="string" office:string-value="http://joinup.eu/ontology/policy-domain#eprocurement" calcext:value-type="string">
            <text:p>http://joinup.eu/ontology/policy-domain#eprocurement</text:p>
          </table:table-cell>
        </table:table-row>
        <table:table-row table:style-name="ro1">
          <table:table-cell office:value-type="string" calcext:value-type="string">
            <text:p>ICT Standardization</text:p>
          </table:table-cell>
          <table:table-cell table:formula="of:=CONCATENATE(&quot;http://joinup.eu/ontology/policy-domain/category#&quot;; SUBSTITUTE(LOWER([.A37]); &quot; &quot;; &quot;-&quot;))" office:value-type="string" office:string-value="http://joinup.eu/ontology/policy-domain/category#ict-standardization" calcext:value-type="string">
            <text:p>http://joinup.eu/ontology/policy-domain/category#ict-standardization</text:p>
          </table:table-cell>
          <table:table-cell office:value-type="string" calcext:value-type="string">
            <text:p>ICT standardization</text:p>
          </table:table-cell>
          <table:table-cell table:formula="of:=CONCATENATE(&quot;http://joinup.eu/ontology/policy-domain#&quot;; SUBSTITUTE(LOWER([.C37]); &quot; &quot;; &quot;-&quot;))" office:value-type="string" office:string-value="http://joinup.eu/ontology/policy-domain#ict-standardization" calcext:value-type="string">
            <text:p>http://joinup.eu/ontology/policy-domain#ict-standardization</text:p>
          </table:table-cell>
        </table:table-row>
        <table:table-row table:style-name="ro1">
          <table:table-cell office:value-type="string" calcext:value-type="string">
            <text:p>Geospatial</text:p>
          </table:table-cell>
          <table:table-cell table:formula="of:=CONCATENATE(&quot;http://joinup.eu/ontology/policy-domain/category#&quot;; SUBSTITUTE(LOWER([.A38]); &quot; &quot;; &quot;-&quot;))" office:value-type="string" office:string-value="http://joinup.eu/ontology/policy-domain/category#geospatial" calcext:value-type="string">
            <text:p>http://joinup.eu/ontology/policy-domain/category#geospatial</text:p>
          </table:table-cell>
          <table:table-cell office:value-type="string" calcext:value-type="string">
            <text:p>Geospatial</text:p>
          </table:table-cell>
          <table:table-cell table:formula="of:=CONCATENATE(&quot;http://joinup.eu/ontology/policy-domain#&quot;; SUBSTITUTE(LOWER([.C38]); &quot; &quot;; &quot;-&quot;))" office:value-type="string" office:string-value="http://joinup.eu/ontology/policy-domain#geospatial" calcext:value-type="string">
            <text:p>http://joinup.eu/ontology/policy-domain#geospatial</text:p>
          </table:table-cell>
        </table:table-row>
        <table:table-row table:style-name="ro1">
          <table:table-cell office:value-type="string" calcext:value-type="string">
            <text:p>Politics</text:p>
          </table:table-cell>
          <table:table-cell table:formula="of:=CONCATENATE(&quot;http://joinup.eu/ontology/policy-domain/category#&quot;; SUBSTITUTE(LOWER([.A39]); &quot; &quot;; &quot;-&quot;))" office:value-type="string" office:string-value="http://joinup.eu/ontology/policy-domain/category#politics" calcext:value-type="string">
            <text:p>http://joinup.eu/ontology/policy-domain/category#politics</text:p>
          </table:table-cell>
          <table:table-cell office:value-type="string" calcext:value-type="string">
            <text:p>Electoral procedure and voting</text:p>
          </table:table-cell>
          <table:table-cell table:formula="of:=CONCATENATE(&quot;http://joinup.eu/ontology/policy-domain#&quot;; SUBSTITUTE(LOWER([.C39]); &quot; &quot;; &quot;-&quot;))" office:value-type="string" office:string-value="http://joinup.eu/ontology/policy-domain#electoral-procedure-and-voting" calcext:value-type="string">
            <text:p>http://joinup.eu/ontology/policy-domain#electoral-procedure-and-vot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 style:data-style-name="N2" text:time-value="14:17:09.8144988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2T14:21:59.596205775</dc:date>
    <meta:editing-duration>PT5M8S</meta:editing-duration>
    <meta:editing-cycles>2</meta:editing-cycles>
    <meta:generator>LibreOffice/5.1.4.2$Linux_X86_64 LibreOffice_project/10m0$Build-2</meta:generator>
    <meta:document-statistic meta:table-count="1" meta:cell-count="154" meta:object-count="0"/>
  </office:meta>
</office:document-meta>
</file>